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: Golden Dragon City</text:p>
      <text:p text:style-name="Standard"/>
      <text:p text:style-name="Standard">RGB</text:p>
      <text:p text:style-name="Standard">R246 <text:s/>G172 <text:s/>B126</text:p>
      <text:p text:style-name="Standard">R91 <text:s/>G90 <text:s/>B80</text:p>
      <text:p text:style-name="Standard">R75 <text:s/>G57 <text:s/>B35</text:p>
      <text:p text:style-name="Standard">R38 <text:s/>G31 <text:s/>B21</text:p>
      <text:p text:style-name="Standard">White</text:p>
      <text:p text:style-name="Standard">Black R3 <text:s/>G3 <text:s/>B3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Denis Kotlar</dc:creator>
    <meta:editing-cycles>3</meta:editing-cycles>
    <meta:creation-date>2024-07-26T17:26:00</meta:creation-date>
    <dc:date>2024-09-11T08:55:33.138731018</dc:date>
    <meta:editing-duration>PT15S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8" meta:word-count="23" meta:character-count="105" meta:non-whitespace-character-count="80"/>
    <meta:user-defined meta:name="AppVersion">15.0000</meta:user-defined>
    <meta:template xlink:type="simple" xlink:actuate="onRequest" xlink:title="Normal.dotm" xlink:href=""/>
  </office:meta>
</office:document-meta>
</file>